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200%"/>
      <style:text-properties officeooo:paragraph-rsid="001b927a"/>
    </style:style>
    <style:style style:name="P2" style:family="paragraph" style:parent-style-name="Standard" style:master-page-name="Standard">
      <style:paragraph-properties fo:line-height="100%" fo:text-align="end" style:justify-single-word="false" style:page-number="auto"/>
      <style:text-properties style:font-name="Times New Roman" fo:font-size="12pt" style:font-size-asian="12pt" style:font-name-complex="Times New Roman1" style:font-size-complex="12pt"/>
    </style:style>
    <style:style style:name="T1" style:family="text">
      <style:text-properties style:font-name="Times New Roman" fo:font-size="12pt" style:font-size-asian="12pt" style:font-name-complex="Times New Roman1" style:font-size-complex="12pt"/>
    </style:style>
    <style:style style:name="T2" style:family="text">
      <style:text-properties style:font-name="Times New Roman" fo:font-size="12pt" officeooo:rsid="0017f4d7" style:font-size-asian="12pt" style:font-name-complex="Times New Roman1" style:font-size-complex="12pt"/>
    </style:style>
    <style:style style:name="T3" style:family="text">
      <style:text-properties style:font-name="Times New Roman" fo:font-size="12pt" officeooo:rsid="001979da" style:font-size-asian="12pt" style:font-name-complex="Times New Roman1" style:font-size-complex="12pt"/>
    </style:style>
    <style:style style:name="T4" style:family="text">
      <style:text-properties style:font-name="Times New Roman" fo:font-size="12pt" officeooo:rsid="001f54bb" style:font-size-asian="12pt" style:font-name-complex="Times New Roman1" style:font-size-complex="12pt"/>
    </style:style>
    <style:style style:name="T5" style:family="text">
      <style:text-properties style:font-name="Times New Roman" fo:font-size="12pt" officeooo:rsid="00231b21" style:font-size-asian="12pt" style:font-name-complex="Times New Roman1" style:font-size-complex="12pt"/>
    </style:style>
    <style:style style:name="T6" style:family="text">
      <style:text-properties style:font-name="Times New Roman" fo:font-size="12pt" officeooo:rsid="0025b391" style:font-size-asian="12pt" style:font-name-complex="Times New Roman1" style:font-size-complex="12pt"/>
    </style:style>
    <style:style style:name="T7" style:family="text">
      <style:text-properties style:font-name="Times New Roman" fo:font-size="12pt" officeooo:rsid="0026ab89" style:font-size-asian="12pt" style:font-name-complex="Times New Roman1" style:font-size-complex="12pt"/>
    </style:style>
    <style:style style:name="T8" style:family="text">
      <style:text-properties style:font-name="Times New Roman" fo:font-size="12pt" officeooo:rsid="002860f6" style:font-size-asian="12pt" style:font-name-complex="Times New Roman1" style:font-size-complex="12pt"/>
    </style:style>
    <style:style style:name="T9" style:family="text">
      <style:text-properties style:font-name="Times New Roman" fo:font-size="12pt" officeooo:rsid="0029fbcf" style:font-size-asian="12pt" style:font-name-complex="Times New Roman1" style:font-size-complex="12pt"/>
    </style:style>
    <style:style style:name="T10" style:family="text">
      <style:text-properties style:font-name="Times New Roman" fo:font-size="12pt" officeooo:rsid="002b88fc" style:font-size-asian="12pt" style:font-name-complex="Times New Roman1" style:font-size-complex="12pt"/>
    </style:style>
    <style:style style:name="T11" style:family="text">
      <style:text-properties style:font-name="Times New Roman" fo:font-size="12pt" officeooo:rsid="002d2a7d" style:font-size-asian="12pt" style:font-name-complex="Times New Roman1" style:font-size-complex="12pt"/>
    </style:style>
    <style:style style:name="T12" style:family="text">
      <style:text-properties officeooo:rsid="0021bdc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atrick Austin<text:line-break/>CS 202 Project <text:span text:style-name="T12">6</text:span> Documentation</text:p>
      <text:p text:style-name="P1"><text:span text:style-name="T1">Purpose: <text:line-break/></text:span><text:span text:style-name="T5">This project </text:span><text:span text:style-name="T8">continues with the tack of Project 6 and is largely self-same with it but for the addition of a copy constructor for the card class and the modification of the classes to make as many member functions and parameters of functions “const” as possible. </text:span><text:span text:style-name="T5">As with last week, the program shuffles and deals the cards </text:span><text:span text:style-name="T6">as per scat rules</text:span><text:span text:style-name="T5"> to a user-specified number of players. <text:line-break/></text:span><text:span text:style-name="T1">Design: <text:line-break/></text:span><text:span text:style-name="T8">This program is, to be honest with you, </text:span><text:span text:style-name="T11">very similar </text:span><text:span text:style-name="T8">to last week's program. The copy constructor </text:span><text:span text:style-name="T10">and parameterized constructor</text:span><text:span text:style-name="T8">, while included in the card class, </text:span><text:span text:style-name="T10">are briefly demonstrated in a section of code that executes when the user quits the program, as specified by the professor, but were not needed in the main operation of the </text:span><text:span text:style-name="T11">shuffle/deal </text:span><text:span text:style-name="T10">and are not used there</text:span><text:span text:style-name="T8">. The addition of “const” wherever possible has little impact on the program for the end user, though it has, happily, cleared up the numerous compiler warnings about the use of string constants that came up in previous iterations of the program. </text:span><text:span text:style-name="T9">The string library has been considerably cleaned up and touched up to feature the use of “const” parameters where appropriate and the use of offset notation for moving pointers. </text:span><text:span text:style-name="T5"><text:line-break/></text:span><text:span text:style-name="T1">Problems: <text:line-break/></text:span><text:span text:style-name="T8">This program was especially straightforward </text:span><text:span text:style-name="T9">when compared to our previous projects, so I have little to report in the way of problems</text:span><text:span text:style-name="T8">. The majority of my time was spent making sure that I had made as many member functions and parameters </text:span><text:span text:style-name="T9">of functions </text:span><text:span text:style-name="T8">“const” as possible, </text:span><text:soft-page-break/><text:span text:style-name="T9">including in my string library</text:span><text:span text:style-name="T8">.</text:span><text:span text:style-name="T4"><text:line-break/></text:span><text:span text:style-name="T5">Possible changes, given more time:</text:span><text:span text:style-name="T1"><text:line-break/></text:span><text:span text:style-name="T2">N/A, </text:span><text:span text:style-name="T3">I am satisfied that this program meets the requirements set out by the prompt. </text:span><text:span text:style-name="T5">I </text:span><text:span text:style-name="T7">am </text:span><text:span text:style-name="T10">glad I was able to clean up the compiler warnings of the previous programs, which were mildly irritat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roid Sans" style:font-size-asian="11pt" style:language-asian="ja" style:country-asian="JP" style:font-name-complex="DejaVu Sans" style:font-size-complex="11pt" style:language-complex="ar" style:country-complex="SA"/>
    </style:default-style>
    <style:default-style style:family="paragraph">
      <style:paragraph-properties fo:margin-top="0in" fo:margin-bottom="0.139in" style:contextual-spacing="false"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Droid Sans" style:font-size-asian="11pt" style:language-asian="ja" style:country-asian="JP"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3783in" fo:margin-bottom="1.1811in" fo:margin-left="1.1811in" fo:margin-right="1.1811in" style:writing-mode="lr-tb" style:layout-grid-color="#c0c0c0" style:layout-grid-lines="33"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editing-cycles>26</meta:editing-cycles>
    <meta:creation-date>2014-09-03T01:05:00</meta:creation-date>
    <dc:date>2014-10-22T11:08:19.000264266</dc:date>
    <meta:editing-duration>PT30M17S</meta:editing-duration>
    <meta:generator>LibreOffice/4.2.6.3$Linux_X86_64 LibreOffice_project/420m0$Build-3</meta:generator>
    <meta:document-statistic meta:table-count="0" meta:image-count="0" meta:object-count="0" meta:page-count="2" meta:paragraph-count="2" meta:word-count="301" meta:character-count="1785" meta:non-whitespace-character-count="148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